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384" officeooo:paragraph-rsid="00096384"/>
    </style:style>
    <style:style style:name="P2" style:family="paragraph" style:parent-style-name="Standard" style:list-style-name="L1">
      <style:text-properties officeooo:rsid="00096384" officeooo:paragraph-rsid="00096384"/>
    </style:style>
    <style:style style:name="P3" style:family="paragraph" style:parent-style-name="Standard" style:list-style-name="L2">
      <style:text-properties officeooo:rsid="00096384" officeooo:paragraph-rsid="00096384"/>
    </style:style>
    <style:style style:name="P4" style:family="paragraph" style:parent-style-name="Standard" style:list-style-name="L3">
      <style:text-properties officeooo:rsid="00096384" officeooo:paragraph-rsid="00096384"/>
    </style:style>
    <style:style style:name="P5" style:family="paragraph" style:parent-style-name="Standard" style:list-style-name="L4">
      <style:text-properties officeooo:rsid="000a225c" officeooo:paragraph-rsid="000a225c"/>
    </style:style>
    <style:style style:name="P6" style:family="paragraph" style:parent-style-name="Standard" style:list-style-name="L1">
      <style:text-properties officeooo:rsid="000b91d4" officeooo:paragraph-rsid="000b91d4"/>
    </style:style>
    <style:style style:name="P7" style:family="paragraph" style:parent-style-name="Standard" style:list-style-name="L5">
      <style:text-properties officeooo:rsid="000b91d4" officeooo:paragraph-rsid="000b91d4"/>
    </style:style>
    <style:style style:name="P8" style:family="paragraph" style:parent-style-name="Standard">
      <style:text-properties officeooo:rsid="000b91d4" officeooo:paragraph-rsid="000b91d4"/>
    </style:style>
    <style:style style:name="P9" style:family="paragraph" style:parent-style-name="Standard" style:list-style-name="L6">
      <style:text-properties officeooo:rsid="000b91d4" officeooo:paragraph-rsid="000b91d4"/>
    </style:style>
    <style:style style:name="P10" style:family="paragraph" style:parent-style-name="Standard" style:list-style-name="L7">
      <style:text-properties officeooo:rsid="000b9fc9" officeooo:paragraph-rsid="000b9fc9"/>
    </style:style>
    <style:style style:name="P11" style:family="paragraph" style:parent-style-name="Standard" style:list-style-name="L7">
      <style:text-properties officeooo:rsid="000b9fc9" officeooo:paragraph-rsid="000dae96"/>
    </style:style>
    <style:style style:name="P12" style:family="paragraph" style:parent-style-name="Standard" style:list-style-name="L8">
      <style:text-properties officeooo:rsid="000b9fc9" officeooo:paragraph-rsid="000b9fc9"/>
    </style:style>
    <style:style style:name="P13" style:family="paragraph" style:parent-style-name="Standard">
      <style:text-properties officeooo:paragraph-rsid="000b9fc9"/>
    </style:style>
    <style:style style:name="P14" style:family="paragraph" style:parent-style-name="Standard" style:list-style-name="L8">
      <style:text-properties officeooo:paragraph-rsid="000b9fc9"/>
    </style:style>
    <style:style style:name="P15" style:family="paragraph" style:parent-style-name="Standard" style:list-style-name="L8">
      <style:text-properties officeooo:rsid="000c0f1a" officeooo:paragraph-rsid="000c0f1a"/>
    </style:style>
    <style:style style:name="P16" style:family="paragraph" style:parent-style-name="Standard">
      <style:text-properties fo:color="#c9211e" fo:font-weight="bold" officeooo:rsid="00096384" officeooo:paragraph-rsid="00096384" style:font-weight-asian="bold" style:font-weight-complex="bold"/>
    </style:style>
    <style:style style:name="P17" style:family="paragraph" style:parent-style-name="Standard">
      <style:text-properties fo:color="#c9211e" fo:font-weight="bold" officeooo:paragraph-rsid="000a225c" style:font-weight-asian="bold" style:font-weight-complex="bold"/>
    </style:style>
    <style:style style:name="P18" style:family="paragraph" style:parent-style-name="Standard">
      <style:text-properties fo:color="#c9211e" fo:font-weight="bold" officeooo:rsid="000b9fc9" officeooo:paragraph-rsid="000b9fc9" style:font-weight-asian="bold" style:font-weight-complex="bold"/>
    </style:style>
    <style:style style:name="P19" style:family="paragraph" style:parent-style-name="Standard" style:list-style-name="L7">
      <style:text-properties officeooo:rsid="000dae96" officeooo:paragraph-rsid="000dae96"/>
    </style:style>
    <style:style style:name="P20" style:family="paragraph" style:parent-style-name="Standard">
      <style:text-properties officeooo:rsid="000dae96" officeooo:paragraph-rsid="000dae96"/>
    </style:style>
    <style:style style:name="P21" style:family="paragraph" style:parent-style-name="Standard" style:list-style-name="L7">
      <style:text-properties officeooo:rsid="000f74d7" officeooo:paragraph-rsid="000f74d7"/>
    </style:style>
    <style:style style:name="P22" style:family="paragraph" style:parent-style-name="Standard" style:list-style-name="L8">
      <style:text-properties officeooo:rsid="000fde09" officeooo:paragraph-rsid="000fde09"/>
    </style:style>
    <style:style style:name="P23" style:family="paragraph" style:parent-style-name="Standard">
      <style:text-properties officeooo:rsid="0011a60e" officeooo:paragraph-rsid="0011a60e"/>
    </style:style>
    <style:style style:name="P24" style:family="paragraph" style:parent-style-name="Standard">
      <style:text-properties officeooo:paragraph-rsid="0011a60e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a4e6e" officeooo:paragraph-rsid="001a4e6e" style:text-blinking="false" fo:background-color="transparen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b4df5" officeooo:paragraph-rsid="001b4df5" style:text-blinking="false" fo:background-color="transparent"/>
    </style:style>
    <style:style style:name="P27" style:family="paragraph" style:parent-style-name="Standard">
      <style:text-properties officeooo:paragraph-rsid="001b4df5"/>
    </style:style>
    <style:style style:name="P28" style:family="paragraph" style:parent-style-name="Standard" style:list-style-name="L9">
      <style:text-properties officeooo:paragraph-rsid="001b4df5"/>
    </style:style>
    <style:style style:name="T1" style:family="text">
      <style:text-properties officeooo:rsid="00096384"/>
    </style:style>
    <style:style style:name="T2" style:family="text">
      <style:text-properties officeooo:rsid="000a225c"/>
    </style:style>
    <style:style style:name="T3" style:family="text">
      <style:text-properties style:text-position="0% 100%"/>
    </style:style>
    <style:style style:name="T4" style:family="text">
      <style:text-properties officeooo:rsid="000b9fc9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 fo:font-weight="bold" officeooo:rsid="000b9fc9" style:font-weight-asian="bold" style:font-weight-complex="bold"/>
    </style:style>
    <style:style style:name="T7" style:family="text">
      <style:text-properties fo:color="#c9211e" style:text-position="super 58%" fo:font-weight="bold" style:font-weight-asian="bold" style:font-weight-complex="bold"/>
    </style:style>
    <style:style style:name="T8" style:family="text">
      <style:text-properties officeooo:rsid="000dae96"/>
    </style:style>
    <style:style style:name="T9" style:family="text">
      <style:text-properties officeooo:rsid="0011a60e"/>
    </style:style>
    <style:style style:name="T10" style:family="text">
      <style:text-properties officeooo:rsid="00120da9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officeooo:rsid="001b4df5" style:text-blinking="false" fo:background-color="transparent" loext:char-shading-value="0"/>
    </style:style>
    <style:style style:name="T12" style:family="text">
      <style:text-properties officeooo:rsid="001b4d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uthentication</text:p>
      <text:list xml:id="list3886584358" text:style-name="L2">
        <text:list-item>
          <text:p text:style-name="P3">to know who you are</text:p>
        </text:list-item>
      </text:list>
      <text:p text:style-name="P1"/>
      <text:p text:style-name="P16">Authorization</text:p>
      <text:list xml:id="list4248406441" text:style-name="L3">
        <text:list-item>
          <text:p text:style-name="P4">to know that you have a valid access on some data</text:p>
        </text:list-item>
      </text:list>
      <text:p text:style-name="P1"/>
      <text:p text:style-name="P1"/>
      <text:p text:style-name="P17"><text:span text:style-name="T1">HTTP </text:span><text:span text:style-name="T2">Status Code</text:span></text:p>
      <text:list xml:id="list2019413540" text:style-name="L4">
        <text:list-item>
          <text:p text:style-name="P5">401 Unauthenticated </text:p>
        </text:list-item>
        <text:list-item>
          <text:p text:style-name="P5">403 Unauthorized </text:p>
        </text:list-item>
      </text:list>
      <text:p text:style-name="P1"/>
      <text:p text:style-name="P1"/>
      <text:p text:style-name="P1"><text:span text:style-name="T5">Authentication</text:span> <text:span text:style-name="T5">Service</text:span> to make Login, Sign-up, Logout Services through</text:p>
      <text:list xml:id="list914145563" text:style-name="L5">
        <text:list-item>
          <text:p text:style-name="P7">Passwords is the worst way to login due to its security issues</text:p>
          <text:list>
            <text:list-item>
              <text:p text:style-name="P7">often websites don’t work in that way</text:p>
            </text:list-item>
          </text:list>
        </text:list-item>
      </text:list>
      <text:list xml:id="list1452339159" text:style-name="L1">
        <text:list-item>
          <text:p text:style-name="P2">SSO Single Sign on </text:p>
          <text:list>
            <text:list-item>
              <text:p text:style-name="P2">Login with Google, Facebook, Linkedin … etc ( more security )</text:p>
            </text:list-item>
          </text:list>
        </text:list-item>
        <text:list-item>
          <text:p text:style-name="P2">Multi Factor Authentication </text:p>
          <text:list>
            <text:list-item>
              <text:p text:style-name="P6">send SMS to your phone or msg to your email to login </text:p>
            </text:list-item>
          </text:list>
        </text:list-item>
      </text:list>
      <text:p text:style-name="P8"/>
      <text:p text:style-name="P8">You can implement the <text:span text:style-name="T5">Authentication</text:span> service on your own or use the <text:span text:style-name="T5">3</text:span><text:span text:style-name="T7">rd</text:span> <text:span text:style-name="T5">party</text:span> <text:span text:style-name="T5">services</text:span> like</text:p>
      <text:list xml:id="list2932098703" text:style-name="L6">
        <text:list-item>
          <text:p text:style-name="P9">Auth0</text:p>
        </text:list-item>
        <text:list-item>
          <text:p text:style-name="P9">Amazon Auth </text:p>
        </text:list-item>
        <text:list-item>
          <text:p text:style-name="P9">Firebase Auth </text:p>
        </text:list-item>
        <text:list-item>
          <text:p text:style-name="P9">… etc</text:p>
        </text:list-item>
      </text:list>
      <text:p text:style-name="P8">these third party services implements all of that and you just should configure your Authentication API</text:p>
      <text:p text:style-name="P8"/>
      <text:p text:style-name="P18">Authentication Process</text:p>
      <text:list xml:id="list1832179241" text:style-name="L8">
        <text:list-item>
          <text:p text:style-name="P12">your application is directed to the Auth Front end page (not in your HTML files but provided by Auth Service ) but you can custom its shapes and colors</text:p>
        </text:list-item>
        <text:list-item>
          <text:p text:style-name="P12">when the Auth Service is complete .. it will call an endpoint of your application ( to be redirected to you again ) </text:p>
          <text:list>
            <text:list-item>
              <text:p text:style-name="P14"><text:span text:style-name="T4">you define that endpoint via [Allowed Callback URLs] (configured via application settings]</text:span></text:p>
            </text:list-item>
          </text:list>
        </text:list-item>
        <text:list-item>
          <text:p text:style-name="P15">when it come back to you it sends a <text:span text:style-name="T5">token</text:span> to make the front end remember who is logging in </text:p>
        </text:list-item>
        <text:list-item>
          <text:p text:style-name="P12">Same when log out occurs, it redirects to [Allowed Logout URLs] </text:p>
        </text:list-item>
        <text:list-item>
          <text:p text:style-name="P22">token is a JWT information that has user’s data</text:p>
        </text:list-item>
      </text:list>
      <text:p text:style-name="P8"/>
      <text:p text:style-name="P8"/>
      <text:p text:style-name="P8"/>
      <text:p text:style-name="P13"><text:span text:style-name="T6">Auth0</text:span><text:span text:style-name="T4"> <text:s/></text:span><text:a xlink:type="simple" xlink:href="https://auth0.com/" text:style-name="Internet_20_link" text:visited-style-name="Visited_20_Internet_20_Link">https://auth0.com/</text:a></text:p>
      <text:list xml:id="list1096831890" text:style-name="L7">
        <text:list-item>
          <text:p text:style-name="P10">make account</text:p>
        </text:list-item>
        <text:list-item>
          <text:p text:style-name="P10">create application that will have our Auth API</text:p>
          <text:list>
            <text:list-item>
              <text:p text:style-name="P10">define its front end shape ( Logo, Colors .. etc ) </text:p>
            </text:list-item>
            <text:list-item>
              <text:p text:style-name="P11">Allowed Callback URLs <text:span text:style-name="T8">to define the endpoint the Auth will call after Authentication</text:span></text:p>
            </text:list-item>
            <text:list-item>
              <text:p text:style-name="P11">Allowed Logout URLs <text:span text:style-name="T8">to define the endpoint the Auth will call after logout </text:span></text:p>
            </text:list-item>
            <text:list-item>
              <text:p text:style-name="P19">Application Login URL :</text:p>
            </text:list-item>
            <text:list-item>
              <text:p text:style-name="P19">JWT (Token Expiration) : amount of time the token will remain valid</text:p>
            </text:list-item>
          </text:list>
        </text:list-item>
        <text:list-item>
          <text:p text:style-name="P21">create Auth API</text:p>
        </text:list-item>
      </text:list>
      <text:p text:style-name="P20"/>
      <text:p text:style-name="P20"><text:soft-page-break/></text:p>
      <text:p text:style-name="P24"><text:span text:style-name="T10">Authorization</text:span><text:span text:style-name="T9"> Code Flow</text:span></text:p>
      <text:p text:style-name="P23"><text:a xlink:type="simple" xlink:href="https://auth0.com/docs/api/authentication#authorization-code-flow" text:style-name="Internet_20_link" text:visited-style-name="Visited_20_Internet_20_Link">https://auth0.com/docs/api/authentication#authorization-code-flow</text:a></text:p>
      <text:p text:style-name="P23"/>
      <text:p text:style-name="P25"/>
      <text:p text:style-name="P25"/>
      <text:p text:style-name="P25">front end saves the JWT in the local storage or sessions storage and send it to the backend each request, not to make the user log in each endpoint call</text:p>
      <text:p text:style-name="P25"/>
      <text:p text:style-name="P25">local storage is a memory that specific to domain or website <text:span text:style-name="T12">( many tabs to the same website can access the the website’s local storage </text:span></text:p>
      <text:p text:style-name="P25"/>
      <text:p text:style-name="P26">session storage is specific to tab ( I guess )</text:p>
      <text:p text:style-name="P26"/>
      <text:list xml:id="list620681225" text:style-name="L9">
        <text:list-item>
          <text:p text:style-name="P28"><text:span text:style-name="T11">both are just a map ( dictionary ) or Javascript Object</text:span></text:p>
        </text:list-item>
        <text:list-item>
          <text:p text:style-name="P28"><text:span text:style-name="T11">it can store any strings </text:span></text:p>
        </text:list-item>
      </text:list>
      <text:p text:style-name="P26"/>
      <text:p text:style-name="P26">Javascript </text:p>
      <text:p text:style-name="P26"/>
      <text:p text:style-name="P26">jwt = <text:s/>locatStorage.getItem(“jwt”)</text:p>
      <text:p text:style-name="P27"><text:span text:style-name="T11">localStorage.storeItem({“jwt” : “ray2”})</text:span></text:p>
      <text:p text:style-name="P27"><text:span text:style-name="T11"/></text:p>
      <text:p text:style-name="P27"><text:span text:style-name="T11"/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9T18:35:39.416068794</meta:creation-date>
    <meta:generator>LibreOffice/6.4.3.2$Linux_X86_64 LibreOffice_project/40$Build-2</meta:generator>
    <dc:date>2020-05-20T18:12:52.178663726</dc:date>
    <meta:editing-duration>PT23H36M29S</meta:editing-duration>
    <meta:editing-cycles>14</meta:editing-cycles>
    <meta:document-statistic meta:table-count="0" meta:image-count="0" meta:object-count="0" meta:page-count="2" meta:paragraph-count="47" meta:word-count="418" meta:character-count="2305" meta:non-whitespace-character-count="1945"/>
  </office:meta>
</office:document-meta>
</file>